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.ns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lien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reateEn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nection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sto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ion.startSer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nection.cre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.client( String path , IO .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nection.client( IO .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